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42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roll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ntroller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0 uF 10 V electrolytic polarized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uF 25 V electrolytic polarized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 uF 25 V electrolytic polarized capacitor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729A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1N4733A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1N4733A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1 rows of 6 pin headers 2.54 mm spacing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1 rows of 5 pin headers 2.54 mm spacing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1 rows of 8 pin headers 2.54 mm spacing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30R 1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30R 1 watt resistor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30R 1 watt resistor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30R 1 watt resistor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130R 1 watt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30R 1 watt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393 DIP-1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4 DIP-1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86 DIP-1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50 TO-220</text:p>
          </table:table-cell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BLUEPILL: solder two 20 pin header sockets into board</text:p>
          </table:table-cell>
        </table:table-row>
        <table:table-row table:style-name="ro1">
          <table:table-cell/>
          <table:table-cell office:value-type="string" calcext:value-type="string">
            <text:p>and 20 pin headers on Bluepill, slot into the socke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31:07.656000000</dc:date>
    <meta:editing-duration>PT42M48S</meta:editing-duration>
    <meta:editing-cycles>2</meta:editing-cycles>
    <meta:generator>LibreOffice/5.4.0.3$Windows_x86 LibreOffice_project/7556cbc6811c9d992f4064ab9287069087d7f62c</meta:generator>
    <meta:document-statistic meta:table-count="1" meta:cell-count="363" meta:object-count="0"/>
  </office:meta>
</office:document-meta>
</file>